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0pt" officeooo:paragraph-rsid="000f1027" style:font-size-asian="10pt" style:font-size-complex="10pt"/>
    </style:style>
    <style:style style:name="P2" style:family="paragraph" style:parent-style-name="Standard">
      <style:text-properties style:font-name="Consolas" fo:font-size="10pt" officeooo:paragraph-rsid="000f8f29" style:font-size-asian="10pt" style:font-size-complex="10pt"/>
    </style:style>
    <style:style style:name="P3" style:family="paragraph" style:parent-style-name="Standard">
      <style:text-properties style:font-name="Consolas" fo:font-size="10pt" officeooo:paragraph-rsid="002f09ac" style:font-size-asian="10pt" style:font-size-complex="10pt"/>
    </style:style>
    <style:style style:name="P4" style:family="paragraph" style:parent-style-name="Standard">
      <style:text-properties style:font-name="Consolas" fo:font-size="10pt" fo:font-weight="bold" officeooo:paragraph-rsid="000f8f29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onsolas" fo:font-size="13pt" fo:font-weight="bold" officeooo:rsid="000d43ba" officeooo:paragraph-rsid="000d43ba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Liberation Mono" fo:font-size="10pt" officeooo:paragraph-rsid="000f8f29" style:font-size-asian="10pt" style:font-size-complex="10pt"/>
    </style:style>
    <style:style style:name="P7" style:family="paragraph" style:parent-style-name="Standard">
      <style:text-properties style:font-name="Liberation Mono" fo:font-size="10pt" officeooo:paragraph-rsid="0011a54e" style:font-size-asian="10pt" style:font-size-complex="10pt"/>
    </style:style>
    <style:style style:name="P8" style:family="paragraph" style:parent-style-name="Standard">
      <style:text-properties style:font-name="Liberation Mono" fo:font-size="10pt" officeooo:paragraph-rsid="0019ef66" style:font-size-asian="10pt" style:font-size-complex="10pt"/>
    </style:style>
    <style:style style:name="P9" style:family="paragraph" style:parent-style-name="Standard">
      <style:text-properties style:font-name="Liberation Mono" fo:font-size="10pt" officeooo:paragraph-rsid="001c24bd" style:font-size-asian="10pt" style:font-size-complex="10pt"/>
    </style:style>
    <style:style style:name="P10" style:family="paragraph" style:parent-style-name="Standard">
      <style:text-properties style:font-name="Liberation Mono" fo:font-size="10pt" officeooo:rsid="0019ef66" officeooo:paragraph-rsid="0019ef66" style:font-size-asian="10pt" style:font-size-complex="10pt"/>
    </style:style>
    <style:style style:name="P11" style:family="paragraph" style:parent-style-name="Standard">
      <style:text-properties style:font-name="Consolas" fo:font-size="10pt" officeooo:paragraph-rsid="003b4bc9" style:font-size-asian="10pt" style:font-size-complex="10pt"/>
    </style:style>
    <style:style style:name="P12" style:family="paragraph" style:parent-style-name="Standard">
      <style:text-properties style:font-name="Consolas" fo:font-size="10pt" officeooo:paragraph-rsid="000f1027" style:font-size-asian="10pt" style:font-size-complex="10pt"/>
    </style:style>
    <style:style style:name="P13" style:family="paragraph" style:parent-style-name="Standard">
      <style:text-properties style:font-name="Consolas" fo:font-size="6pt" officeooo:paragraph-rsid="002f09ac" style:font-size-asian="6pt" style:font-size-complex="6pt"/>
    </style:style>
    <style:style style:name="P14" style:family="paragraph" style:parent-style-name="Standard">
      <style:text-properties officeooo:paragraph-rsid="003b4bc9"/>
    </style:style>
    <style:style style:name="T1" style:family="text">
      <style:text-properties fo:font-style="italic"/>
    </style:style>
    <style:style style:name="T2" style:family="text">
      <style:text-properties style:font-name="monospace"/>
    </style:style>
    <style:style style:name="T3" style:family="text">
      <style:text-properties style:font-name="monospace"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fo:font-size="14pt" style:text-underline-style="solid" style:text-underline-width="auto" style:text-underline-color="font-color" fo:font-weight="bold" officeooo:rsid="0011a54e" style:font-size-asian="14pt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0f1027" style:font-size-asian="12pt" style:font-weight-asian="bold" style:font-size-complex="12pt" style:font-weight-complex="bold"/>
    </style:style>
    <style:style style:name="T9" style:family="text">
      <style:text-properties officeooo:rsid="0019044e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none" style:text-line-through-type="none" officeooo:rsid="001c24b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f1027" style:font-weight-asian="bold" style:font-weight-complex="bold"/>
    </style:style>
    <style:style style:name="T14" style:family="text">
      <style:text-properties style:font-name="Consolas" fo:font-size="10pt" style:font-size-asian="10pt" style:font-size-complex="10pt"/>
    </style:style>
    <style:style style:name="T15" style:family="text">
      <style:text-properties style:font-name="Consolas" fo:font-size="10pt" fo:font-style="italic" style:font-size-asian="10pt" style:font-size-complex="10pt"/>
    </style:style>
    <style:style style:name="T16" style:family="text">
      <style:text-properties style:font-name="Consolas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Consolas" fo:font-size="6pt" fo:font-weight="bold" style:font-size-asian="6pt" style:font-weight-asian="bold" style:font-size-complex="6pt" style:font-weight-complex="bold"/>
    </style:style>
    <style:style style:name="T18" style:family="text">
      <style:text-properties style:font-name="Consolas" fo:font-size="6pt" style:font-size-asian="6pt" style:font-size-complex="6pt"/>
    </style:style>
    <style:style style:name="T19" style:family="text">
      <style:text-properties style:font-name="Consolas" fo:font-size="6pt" fo:font-style="italic" style:font-size-asian="6pt" style:font-size-complex="6pt"/>
    </style:style>
    <style:style style:name="Sect1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otes <text:span text:style-name="T9">(Need to Update!)</text:span></text:p>
      <text:section text:style-name="Sect1" text:name="Section1">
        <text:p text:style-name="P3"><text:line-break/><text:span text:style-name="T7">slide 2</text:span><text:line-break/><text:tab/>compare ajout from :<text:line-break/><text:tab/><text:tab/>liste where empty is null.<text:line-break/><text:tab/><text:tab/>liste with fake empty head.</text:p>
        <text:p text:style-name="P3"><text:tab/>Better :</text:p>
        <text:p text:style-name="P11"><text:tab/><text:tab/>do suppression de x for normal and for fakehead.</text:p>
        <text:p text:style-name="P14"><text:span text:style-name="T14"><text:tab/>see : </text:span>dummy_vs_nodummy.c<text:span text:style-name="T14"><text:line-break/><text:line-break/></text:span><text:span text:style-name="T17">slide 3</text:span><text:span text:style-name="T18"><text:line-break/><text:tab/>draw Listes symétriques (ou doublement chaînées) example on the board with adresses!<text:line-break/><text:tab/>code supp </text:span><text:span text:style-name="T19">//only works for inner celules, not those pointed by L and Q !</text:span><text:span text:style-name="T18"><text:line-break/><text:tab/>code ajout_après / ajout_avant ?<text:line-break/></text:span></text:p>
        <text:p text:style-name="P13"><text:tab/>2021: skip this drawing and code. Move to more interesting stuff.</text:p>
        <text:p text:style-name="P1"/>
        <text:p text:style-name="P1"><text:line-break/><text:span text:style-name="T7">Slide 4 </text:span><text:span text:style-name="T8">liste circulaires</text:span></text:p>
        <text:p text:style-name="P1"><text:span text:style-name="T13"><text:tab/>See liste_circulaires.c</text:span></text:p>
        <text:p text:style-name="P1"><text:line-break/><text:span text:style-name="T2">print_liste_circulaire(struct l_circulaire * liste)<text:line-break/>{<text:line-break/><text:tab/>if (liste == null ) return ;<text:line-break/><text:line-break/><text:tab/></text:span><text:span text:style-name="T3">//option 1</text:span><text:span text:style-name="T2"><text:line-break/><text:tab/>struct l_circulaire * tmp = liste-&gt;suiv ;<text:line-break/><text:tab/>do {<text:line-break/><text:tab/><text:tab/>print("%d\n", tmp-&gt;valeur);<text:line-break/><text:tab/><text:tab/>while(tmp != liste) ;<text:line-break/><text:tab/>} <text:line-break/></text:span></text:p>
        <text:p text:style-name="P2"><text:span text:style-name="T2">print_liste_circulaire(struct l_circulaire * liste)<text:line-break/>{<text:line-break/><text:tab/>if (liste == null ) return ;<text:line-break/><text:line-break/><text:tab/></text:span><text:span text:style-name="T3">//option 2</text:span><text:span text:style-name="T2"><text:line-break/><text:tab/>print("%d\n", tmp-&gt;valeur);<text:line-break/><text:tab/>for (struct l_circulaire * tmp = liste-&gt;suiv ; tmp != liste ; tmp = tmp-&gt;suiv)<text:line-break/><text:tab/>{<text:line-break/><text:tab/><text:tab/>print("%d\n", tmp-&gt;valeur);<text:line-break/><text:line-break/><text:tab/>}<text:line-break/>}<text:line-break/></text:span><text:line-break/><text:line-break/></text:p>
        <text:p text:style-name="P4"/>
        <text:p text:style-name="P4"/>
        <text:p text:style-name="P4"/>
        <text:p text:style-name="P2"><text:span text:style-name="T4">Slide 12 program in C for </text:span><text:span text:style-name="T6">pile </text:span><text:span text:style-name="T5">liste_chainees </text:span><text:span text:style-name="T4">:</text:span><text:line-break/></text:p>
        <text:p text:style-name="P6">struct <text:span text:style-name="T10">l_contigue</text:span><text:span text:style-name="T12">cell</text:span>{<text:line-break/><text:tab/>int valeur ;<text:line-break/><text:tab/>struct <text:span text:style-name="T10">l_contigue</text:span><text:span text:style-name="T11"> cell</text:span> * suiv ;<text:line-break/>}</text:p>
        <text:p text:style-name="P9">typedef struct <text:span text:style-name="T11">cell *</text:span> pile ; // vérifier * ou pas !<text:line-break/><text:line-break/>init_pile(pile *p) {<text:line-break/><text:tab/>*p = NULL ;<text:line-break/>}<text:line-break/></text:p>
        <text:p text:style-name="P6">int pile_vide(pile *p) {<text:line-break/><text:tab/>return *p == NULL ; //return 1 si pile est vide<text:line-break/>}</text:p>
        <text:p text:style-name="P6"><text:line-break/>int pile_pleine(pile *p) { return false }<text:line-break/><text:tab/>void dépiler(pile *p, valeur * v) {<text:line-break/><text:tab/>v = p-&gt;valeur ;<text:line-break/><text:tab/>sup_tete(p) ;<text:line-break/>}<text:line-break/></text:p>
        <text:p text:style-name="P6">void empiler(pile *p, valeur * v) {<text:line-break/><text:tab/>ajout_tete(p,v) ;<text:line-break/>}<text:line-break/></text:p>
        <text:p text:style-name="P6">void sommet(pile *p, valeur * v) {<text:line-break/><text:tab/>v = p-&gt;valeur ;<text:line-break/>}</text:p>
        <text:p text:style-name="P7"><text:line-break/>valeur sommet(pile p) {<text:line-break/><text:tab/>return p-&gt;valeur ;<text:line-break/>}<text:line-break/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><text:soft-page-break/></text:p>
        <text:p text:style-name="P7"/>
        <text:p text:style-name="P7"/>
        <text:p text:style-name="P7"/>
        <text:p text:style-name="P7"><text:line-break/><text:span text:style-name="T4">slide 13 </text:span><text:span text:style-name="T6">pile </text:span><text:span text:style-name="T5">liste_contigue</text:span></text:p>
        <text:p text:style-name="P7"><text:line-break/>init_pile(struct pile_contigue * pile)<text:line-break/>{<text:line-break/><text:tab/>pile-&gt;dernier = -1;<text:line-break/>}<text:line-break/></text:p>
        <text:p text:style-name="P7">int pile_vide(struct pile_contigue * pile)<text:line-break/>{<text:line-break/><text:tab/>return pile-&gt;dernier == -1 ;<text:line-break/>}<text:line-break/></text:p>
        <text:p text:style-name="P7">int pile_pleine(struct pile_contigue * pile)<text:line-break/>{<text:line-break/><text:tab/>return pile-&gt;dernier == MAX_PILE -1;<text:line-break/>}<text:line-break/></text:p>
        <text:p text:style-name="P7">valeur dépiler(struct pile_contigue * pile)<text:line-break/>{<text:line-break/><text:tab/>return pile[pile-&gt;dernier--];<text:line-break/>}<text:line-break/></text:p>
        <text:p text:style-name="P7">void empiler(struct pile_contigue * pile, valeur v)<text:line-break/>{<text:line-break/><text:tab/>pile[++pile-&gt;dernier] = v ;<text:line-break/>}<text:line-break/></text:p>
        <text:p text:style-name="P8">valeur sommet(struct pile_contigue * pile)<text:line-break/>{<text:line-break/><text:tab/>return pile[pile-&gt;dernier];<text:line-break/>}</text:p>
        <text:p text:style-name="P8"/>
        <text:p text:style-name="P10">UPDATE PILE WITH PAPER SLIDE13.</text:p>
        <text:p text:style-name="P10">USE MALLOC INSTEAD OF FIXED ARRAY.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><text:line-break/><text:line-break/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199cm" fo:margin-bottom="0.499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1T12:56:27.889314054</meta:creation-date>
    <meta:generator>LibreOffice/7.0.4.2$Linux_X86_64 LibreOffice_project/00$Build-2</meta:generator>
    <dc:date>2021-02-15T23:29:45.577872677</dc:date>
    <meta:editing-duration>PT2H19M30S</meta:editing-duration>
    <meta:editing-cycles>36</meta:editing-cycles>
    <meta:document-statistic meta:table-count="0" meta:image-count="0" meta:object-count="0" meta:page-count="2" meta:paragraph-count="28" meta:word-count="339" meta:character-count="2086" meta:non-whitespace-character-count="1698"/>
  </office:meta>
</office:document-meta>
</file>